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16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6.337in" svg:y="4.778in">
            <draw:object draw:notify-on-update-of-ranges="Sheet1.L2:Sheet1.L2 Sheet1.L3:Sheet1.L22 Sheet1.V2:Sheet1.V2 Sheet1.V3:Sheet1.V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7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rb order </text:p>
          </table:table-cell>
          <table:table-cell office:value-type="string">
            <text:p>veb order</text:p>
          </table:table-cell>
          <table:table-cell table:number-columns-repeated="4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office:value-type="string">
            <text:p>COLUMNS:</text:p>
          </table:table-cell>
          <table:table-cell office:value-type="string">
            <text:p>A</text:p>
          </table:table-cell>
          <table:table-cell/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8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3472">
            <text:p>0.000003472</text:p>
          </table:table-cell>
          <table:table-cell office:value-type="float" office:value="0.000002204">
            <text:p>0.0000022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ize</text:p>
          </table:table-cell>
          <table:table-cell/>
          <table:table-cell office:value-type="string">
            <text:p>rb</text:p>
          </table:table-cell>
          <table:table-cell office:value-type="string">
            <text:p>veb </text:p>
          </table:table-cell>
          <table:table-cell/>
          <table:table-cell office:value-type="string">
            <text:p>rb/veb</text:p>
          </table:table-cell>
          <table:table-cell/>
          <table:table-cell office:value-type="string">
            <text:p>n lg n</text:p>
          </table:table-cell>
          <table:table-cell office:value-type="string">
            <text:p>n lglg n</text:p>
          </table:table-cell>
          <table:table-cell/>
          <table:table-cell office:value-type="string">
            <text:p>rb/nlgn</text:p>
          </table:table-cell>
          <table:table-cell office:value-type="string">
            <text:p>Veb/nlglgn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3103">
            <text:p>0.000003103</text:p>
          </table:table-cell>
          <table:table-cell office:value-type="float" office:value="0.000002071">
            <text:p>0.00000207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I3]+[.$J$1]-1" office:value-type="float" office:value="6">
            <text:p>6</text:p>
          </table:table-cell>
          <table:table-cell table:formula="of:=2^6" office:value-type="float" office:value="64">
            <text:p>64</text:p>
          </table:table-cell>
          <table:table-cell table:formula="of:=INDIRECT(CONCATENATE([.L$1];[.$I3]))" office:value-type="float" office:value="64">
            <text:p>64</text:p>
          </table:table-cell>
          <table:table-cell/>
          <table:table-cell table:formula="of:=AVERAGE(INDIRECT(CONCATENATE([.N$1];[.$I3];&quot;:&quot;;[.N$1];[.$J3])))" office:value-type="float" office:value="0.0000030354">
            <text:p>3.0354E-006</text:p>
          </table:table-cell>
          <table:table-cell table:formula="of:=AVERAGE(INDIRECT(CONCATENATE([.O$1];[.$I3];&quot;:&quot;;[.O$1];[.$J3])))" office:value-type="float" office:value="0.0000020502">
            <text:p>2.0502E-006</text:p>
          </table:table-cell>
          <table:table-cell/>
          <table:table-cell table:formula="of:=[.N3]/[.O3]" office:value-type="float" office:value="1.48053848405034">
            <text:p>1.4805384841</text:p>
          </table:table-cell>
          <table:table-cell/>
          <table:table-cell table:style-name="ce2" table:formula="of:=[.$L3] * LOG([.$L3]; 2)" office:value-type="float" office:value="384">
            <text:p>384</text:p>
          </table:table-cell>
          <table:table-cell table:style-name="ce2" table:formula="of:=[.$L3] * LOG( LOG([.$L3]; 2); 2)" office:value-type="float" office:value="165.437600046154">
            <text:p>165</text:p>
          </table:table-cell>
          <table:table-cell/>
          <table:table-cell table:formula="of:=[.N3]/[.S3]" office:value-type="float" office:value="0.0000000079046875">
            <text:p>7.9046875E-009</text:p>
          </table:table-cell>
          <table:table-cell table:formula="of:=[.O3]/[.T3]" office:value-type="float" office:value="0.000000012392587896754">
            <text:p>1.2392587896754E-008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2932">
            <text:p>0.000002932</text:p>
          </table:table-cell>
          <table:table-cell office:value-type="float" office:value="0.000002001">
            <text:p>0.0000020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3]+[.$J$1]" office:value-type="float" office:value="7">
            <text:p>7</text:p>
          </table:table-cell>
          <table:table-cell table:formula="of:=[.J3]+[.$J$1]" office:value-type="float" office:value="11">
            <text:p>11</text:p>
          </table:table-cell>
          <table:table-cell/>
          <table:table-cell table:formula="of:=INDIRECT(CONCATENATE([.L$1];[.$I4]))" office:value-type="float" office:value="128">
            <text:p>128</text:p>
          </table:table-cell>
          <table:table-cell/>
          <table:table-cell table:formula="of:=AVERAGE(INDIRECT(CONCATENATE([.N$1];[.$I4];&quot;:&quot;;[.N$1];[.$J4])))" office:value-type="float" office:value="0.0000060134">
            <text:p>6.0134E-006</text:p>
          </table:table-cell>
          <table:table-cell table:formula="of:=AVERAGE(INDIRECT(CONCATENATE([.O$1];[.$I4];&quot;:&quot;;[.O$1];[.$J4])))" office:value-type="float" office:value="0.000003414">
            <text:p>0.000003414</text:p>
          </table:table-cell>
          <table:table-cell/>
          <table:table-cell table:formula="of:=[.N4]/[.O4]" office:value-type="float" office:value="1.7613942589338">
            <text:p>1.7613942589</text:p>
          </table:table-cell>
          <table:table-cell/>
          <table:table-cell table:style-name="ce2" table:formula="of:=[.$L4] * LOG([.$L4]; 2)" office:value-type="float" office:value="896">
            <text:p>896</text:p>
          </table:table-cell>
          <table:table-cell table:style-name="ce2" table:formula="of:=[.$L4] * LOG( LOG([.$L4]; 2); 2)" office:value-type="float" office:value="359.341430023373">
            <text:p>359</text:p>
          </table:table-cell>
          <table:table-cell/>
          <table:table-cell table:formula="of:=[.N4]/[.S4]" office:value-type="float" office:value="0.00000000671138392857143">
            <text:p>6.71138392857143E-009</text:p>
          </table:table-cell>
          <table:table-cell table:formula="of:=[.O4]/[.T4]" office:value-type="float" office:value="0.00000000950071356864678">
            <text:p>9.50071356864678E-009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2961">
            <text:p>0.000002961</text:p>
          </table:table-cell>
          <table:table-cell office:value-type="float" office:value="0.000001977">
            <text:p>0.00000197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4]+[.$J$1]" office:value-type="float" office:value="12">
            <text:p>12</text:p>
          </table:table-cell>
          <table:table-cell table:formula="of:=[.J4]+[.$J$1]" office:value-type="float" office:value="16">
            <text:p>16</text:p>
          </table:table-cell>
          <table:table-cell/>
          <table:table-cell table:formula="of:=INDIRECT(CONCATENATE([.L$1];[.$I5]))" office:value-type="float" office:value="256">
            <text:p>256</text:p>
          </table:table-cell>
          <table:table-cell/>
          <table:table-cell table:formula="of:=AVERAGE(INDIRECT(CONCATENATE([.N$1];[.$I5];&quot;:&quot;;[.N$1];[.$J5])))" office:value-type="float" office:value="0.0000140444">
            <text:p>1.40444E-005</text:p>
          </table:table-cell>
          <table:table-cell table:formula="of:=AVERAGE(INDIRECT(CONCATENATE([.O$1];[.$I5];&quot;:&quot;;[.O$1];[.$J5])))" office:value-type="float" office:value="0.0000130204">
            <text:p>1.30204E-005</text:p>
          </table:table-cell>
          <table:table-cell/>
          <table:table-cell table:formula="of:=[.N5]/[.O5]" office:value-type="float" office:value="1.0786458173328">
            <text:p>1.0786458173</text:p>
          </table:table-cell>
          <table:table-cell/>
          <table:table-cell table:style-name="ce2" table:formula="of:=[.$L5] * LOG([.$L5]; 2)" office:value-type="float" office:value="2048">
            <text:p>2048</text:p>
          </table:table-cell>
          <table:table-cell table:style-name="ce2" table:formula="of:=[.$L5] * LOG( LOG([.$L5]; 2); 2)" office:value-type="float" office:value="768">
            <text:p>768</text:p>
          </table:table-cell>
          <table:table-cell/>
          <table:table-cell table:formula="of:=[.N5]/[.S5]" office:value-type="float" office:value="0.0000000068576171875">
            <text:p>6.8576171875E-009</text:p>
          </table:table-cell>
          <table:table-cell table:formula="of:=[.O5]/[.T5]" office:value-type="float" office:value="0.0000000169536458333333">
            <text:p>0.000000017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2709">
            <text:p>0.000002709</text:p>
          </table:table-cell>
          <table:table-cell office:value-type="float" office:value="0.000001998">
            <text:p>0.00000199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5]+[.$J$1]" office:value-type="float" office:value="17">
            <text:p>17</text:p>
          </table:table-cell>
          <table:table-cell table:formula="of:=[.J5]+[.$J$1]" office:value-type="float" office:value="21">
            <text:p>21</text:p>
          </table:table-cell>
          <table:table-cell/>
          <table:table-cell table:formula="of:=INDIRECT(CONCATENATE([.L$1];[.$I6]))" office:value-type="float" office:value="512">
            <text:p>512</text:p>
          </table:table-cell>
          <table:table-cell/>
          <table:table-cell table:formula="of:=AVERAGE(INDIRECT(CONCATENATE([.N$1];[.$I6];&quot;:&quot;;[.N$1];[.$J6])))" office:value-type="float" office:value="0.0000129266">
            <text:p>1.29266E-005</text:p>
          </table:table-cell>
          <table:table-cell table:formula="of:=AVERAGE(INDIRECT(CONCATENATE([.O$1];[.$I6];&quot;:&quot;;[.O$1];[.$J6])))" office:value-type="float" office:value="0.000010847">
            <text:p>0.000010847</text:p>
          </table:table-cell>
          <table:table-cell/>
          <table:table-cell table:formula="of:=[.N6]/[.O6]" office:value-type="float" office:value="1.19172121323868">
            <text:p>1.1917212132</text:p>
          </table:table-cell>
          <table:table-cell/>
          <table:table-cell table:style-name="ce2" table:formula="of:=[.$L6] * LOG([.$L6]; 2)" office:value-type="float" office:value="4608">
            <text:p>4608</text:p>
          </table:table-cell>
          <table:table-cell table:style-name="ce2" table:formula="of:=[.$L6] * LOG( LOG([.$L6]; 2); 2)" office:value-type="float" office:value="1623.00160073846">
            <text:p>1623</text:p>
          </table:table-cell>
          <table:table-cell/>
          <table:table-cell table:formula="of:=[.N6]/[.S6]" office:value-type="float" office:value="0.00000000280525173611111">
            <text:p>2.80525173611111E-009</text:p>
          </table:table-cell>
          <table:table-cell table:formula="of:=[.O6]/[.T6]" office:value-type="float" office:value="0.00000000668329593456015">
            <text:p>6.68329593456015E-00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6628">
            <text:p>0.000006628</text:p>
          </table:table-cell>
          <table:table-cell office:value-type="float" office:value="0.000003422">
            <text:p>0.0000034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6]+[.$J$1]" office:value-type="float" office:value="22">
            <text:p>22</text:p>
          </table:table-cell>
          <table:table-cell table:formula="of:=[.J6]+[.$J$1]" office:value-type="float" office:value="26">
            <text:p>26</text:p>
          </table:table-cell>
          <table:table-cell/>
          <table:table-cell table:formula="of:=INDIRECT(CONCATENATE([.L$1];[.$I7]))" office:value-type="float" office:value="1024">
            <text:p>1024</text:p>
          </table:table-cell>
          <table:table-cell/>
          <table:table-cell table:formula="of:=AVERAGE(INDIRECT(CONCATENATE([.N$1];[.$I7];&quot;:&quot;;[.N$1];[.$J7])))" office:value-type="float" office:value="0.0000285432">
            <text:p>2.85432E-005</text:p>
          </table:table-cell>
          <table:table-cell table:formula="of:=AVERAGE(INDIRECT(CONCATENATE([.O$1];[.$I7];&quot;:&quot;;[.O$1];[.$J7])))" office:value-type="float" office:value="0.000018905">
            <text:p>0.000018905</text:p>
          </table:table-cell>
          <table:table-cell/>
          <table:table-cell table:formula="of:=[.N7]/[.O7]" office:value-type="float" office:value="1.50982279820153">
            <text:p>1.5098227982</text:p>
          </table:table-cell>
          <table:table-cell/>
          <table:table-cell table:style-name="ce2" table:formula="of:=[.$L7] * LOG([.$L7]; 2)" office:value-type="float" office:value="10240">
            <text:p>10240</text:p>
          </table:table-cell>
          <table:table-cell table:style-name="ce2" table:formula="of:=[.$L7] * LOG( LOG([.$L7]; 2); 2)" office:value-type="float" office:value="3401.65436916466">
            <text:p>3402</text:p>
          </table:table-cell>
          <table:table-cell/>
          <table:table-cell table:formula="of:=[.N7]/[.S7]" office:value-type="float" office:value="0.000000002787421875">
            <text:p>2.787421875E-009</text:p>
          </table:table-cell>
          <table:table-cell table:formula="of:=[.O7]/[.T7]" office:value-type="float" office:value="0.00000000555758991018317">
            <text:p>5.55758991018317E-00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614">
            <text:p>0.00000614</text:p>
          </table:table-cell>
          <table:table-cell office:value-type="float" office:value="0.000003419">
            <text:p>0.00000341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7]+[.$J$1]" office:value-type="float" office:value="27">
            <text:p>27</text:p>
          </table:table-cell>
          <table:table-cell table:formula="of:=[.J7]+[.$J$1]" office:value-type="float" office:value="31">
            <text:p>31</text:p>
          </table:table-cell>
          <table:table-cell/>
          <table:table-cell table:formula="of:=INDIRECT(CONCATENATE([.L$1];[.$I8]))" office:value-type="float" office:value="2048">
            <text:p>2048</text:p>
          </table:table-cell>
          <table:table-cell/>
          <table:table-cell table:formula="of:=AVERAGE(INDIRECT(CONCATENATE([.N$1];[.$I8];&quot;:&quot;;[.N$1];[.$J8])))" office:value-type="float" office:value="0.0000644764">
            <text:p>6.44764E-005</text:p>
          </table:table-cell>
          <table:table-cell table:formula="of:=AVERAGE(INDIRECT(CONCATENATE([.O$1];[.$I8];&quot;:&quot;;[.O$1];[.$J8])))" office:value-type="float" office:value="0.000037426">
            <text:p>0.000037426</text:p>
          </table:table-cell>
          <table:table-cell/>
          <table:table-cell table:formula="of:=[.N8]/[.O8]" office:value-type="float" office:value="1.72277026665954">
            <text:p>1.7227702667</text:p>
          </table:table-cell>
          <table:table-cell/>
          <table:table-cell table:style-name="ce2" table:formula="of:=[.$L8] * LOG([.$L8]; 2)" office:value-type="float" office:value="22528">
            <text:p>22528</text:p>
          </table:table-cell>
          <table:table-cell table:style-name="ce2" table:formula="of:=[.$L8] * LOG( LOG([.$L8]; 2); 2)" office:value-type="float" office:value="7084.91595496919">
            <text:p>7085</text:p>
          </table:table-cell>
          <table:table-cell/>
          <table:table-cell table:formula="of:=[.N8]/[.S8]" office:value-type="float" office:value="0.00000000286205610795455">
            <text:p>2.86205610795455E-009</text:p>
          </table:table-cell>
          <table:table-cell table:formula="of:=[.O8]/[.T8]" office:value-type="float" office:value="0.00000000528249032703773">
            <text:p>5.28249032703773E-00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594">
            <text:p>0.00000594</text:p>
          </table:table-cell>
          <table:table-cell office:value-type="float" office:value="0.000003413">
            <text:p>0.0000034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8]+[.$J$1]" office:value-type="float" office:value="32">
            <text:p>32</text:p>
          </table:table-cell>
          <table:table-cell table:formula="of:=[.J8]+[.$J$1]" office:value-type="float" office:value="36">
            <text:p>36</text:p>
          </table:table-cell>
          <table:table-cell/>
          <table:table-cell table:formula="of:=INDIRECT(CONCATENATE([.L$1];[.$I9]))" office:value-type="float" office:value="4096">
            <text:p>4096</text:p>
          </table:table-cell>
          <table:table-cell/>
          <table:table-cell table:formula="of:=AVERAGE(INDIRECT(CONCATENATE([.N$1];[.$I9];&quot;:&quot;;[.N$1];[.$J9])))" office:value-type="float" office:value="0.0001344268">
            <text:p>0.0001344268</text:p>
          </table:table-cell>
          <table:table-cell table:formula="of:=AVERAGE(INDIRECT(CONCATENATE([.O$1];[.$I9];&quot;:&quot;;[.O$1];[.$J9])))" office:value-type="float" office:value="0.0000751762">
            <text:p>7.51762E-005</text:p>
          </table:table-cell>
          <table:table-cell/>
          <table:table-cell table:formula="of:=[.N9]/[.O9]" office:value-type="float" office:value="1.78815635799628">
            <text:p>1.788156358</text:p>
          </table:table-cell>
          <table:table-cell/>
          <table:table-cell table:style-name="ce2" table:formula="of:=[.$L9] * LOG([.$L9]; 2)" office:value-type="float" office:value="49152">
            <text:p>49152</text:p>
          </table:table-cell>
          <table:table-cell table:style-name="ce2" table:formula="of:=[.$L9] * LOG( LOG([.$L9]; 2); 2)" office:value-type="float" office:value="14684.0064029539">
            <text:p>14684</text:p>
          </table:table-cell>
          <table:table-cell/>
          <table:table-cell table:formula="of:=[.N9]/[.S9]" office:value-type="float" office:value="0.00000000273492024739583">
            <text:p>2.73492024739583E-009</text:p>
          </table:table-cell>
          <table:table-cell table:formula="of:=[.O9]/[.T9]" office:value-type="float" office:value="0.00000000511959733175256">
            <text:p>5.11959733175256E-00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5693">
            <text:p>0.000005693</text:p>
          </table:table-cell>
          <table:table-cell office:value-type="float" office:value="0.00000341">
            <text:p>0.000003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9]+[.$J$1]" office:value-type="float" office:value="37">
            <text:p>37</text:p>
          </table:table-cell>
          <table:table-cell table:formula="of:=[.J9]+[.$J$1]" office:value-type="float" office:value="41">
            <text:p>41</text:p>
          </table:table-cell>
          <table:table-cell/>
          <table:table-cell table:formula="of:=INDIRECT(CONCATENATE([.L$1];[.$I10]))" office:value-type="float" office:value="8192">
            <text:p>8192</text:p>
          </table:table-cell>
          <table:table-cell/>
          <table:table-cell table:formula="of:=AVERAGE(INDIRECT(CONCATENATE([.N$1];[.$I10];&quot;:&quot;;[.N$1];[.$J10])))" office:value-type="float" office:value="0.0002947666">
            <text:p>0.0002947666</text:p>
          </table:table-cell>
          <table:table-cell table:formula="of:=AVERAGE(INDIRECT(CONCATENATE([.O$1];[.$I10];&quot;:&quot;;[.O$1];[.$J10])))" office:value-type="float" office:value="0.0001481268">
            <text:p>0.0001481268</text:p>
          </table:table-cell>
          <table:table-cell/>
          <table:table-cell table:formula="of:=[.N10]/[.O10]" office:value-type="float" office:value="1.98996130342382">
            <text:p>1.9899613034</text:p>
          </table:table-cell>
          <table:table-cell/>
          <table:table-cell table:style-name="ce2" table:formula="of:=[.$L10] * LOG([.$L10]; 2)" office:value-type="float" office:value="106496">
            <text:p>106496</text:p>
          </table:table-cell>
          <table:table-cell table:style-name="ce2" table:formula="of:=[.$L10] * LOG( LOG([.$L10]; 2); 2)" office:value-type="float" office:value="30314.0021710118">
            <text:p>30314</text:p>
          </table:table-cell>
          <table:table-cell/>
          <table:table-cell table:formula="of:=[.N10]/[.S10]" office:value-type="float" office:value="0.00000000276786545973558">
            <text:p>2.76786545973558E-009</text:p>
          </table:table-cell>
          <table:table-cell table:formula="of:=[.O10]/[.T10]" office:value-type="float" office:value="0.00000000488641516762997">
            <text:p>4.88641516762997E-00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5666">
            <text:p>0.000005666</text:p>
          </table:table-cell>
          <table:table-cell office:value-type="float" office:value="0.000003406">
            <text:p>0.0000034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0]+[.$J$1]" office:value-type="float" office:value="42">
            <text:p>42</text:p>
          </table:table-cell>
          <table:table-cell table:formula="of:=[.J10]+[.$J$1]" office:value-type="float" office:value="46">
            <text:p>46</text:p>
          </table:table-cell>
          <table:table-cell table:formula="of:=2^14" office:value-type="float" office:value="16384">
            <text:p>16384</text:p>
          </table:table-cell>
          <table:table-cell table:formula="of:=INDIRECT(CONCATENATE([.L$1];[.$I11]))" office:value-type="float" office:value="16384">
            <text:p>16384</text:p>
          </table:table-cell>
          <table:table-cell/>
          <table:table-cell table:formula="of:=AVERAGE(INDIRECT(CONCATENATE([.N$1];[.$I11];&quot;:&quot;;[.N$1];[.$J11])))" office:value-type="float" office:value="0.0009384374">
            <text:p>0.0009384374</text:p>
          </table:table-cell>
          <table:table-cell table:formula="of:=AVERAGE(INDIRECT(CONCATENATE([.O$1];[.$I11];&quot;:&quot;;[.O$1];[.$J11])))" office:value-type="float" office:value="0.0002986106">
            <text:p>0.0002986106</text:p>
          </table:table-cell>
          <table:table-cell/>
          <table:table-cell table:formula="of:=[.N11]/[.O11]" office:value-type="float" office:value="3.1426794628188">
            <text:p>3.1426794628</text:p>
          </table:table-cell>
          <table:table-cell/>
          <table:table-cell table:style-name="ce2" table:formula="of:=[.$L11] * LOG([.$L11]; 2)" office:value-type="float" office:value="229376">
            <text:p>229376</text:p>
          </table:table-cell>
          <table:table-cell table:style-name="ce2" table:formula="of:=[.$L11] * LOG( LOG([.$L11]; 2); 2)" office:value-type="float" office:value="62379.7030429918">
            <text:p>62380</text:p>
          </table:table-cell>
          <table:table-cell/>
          <table:table-cell table:formula="of:=[.N11]/[.S11]" office:value-type="float" office:value="0.00000000409126238141741">
            <text:p>4.09126238141741E-009</text:p>
          </table:table-cell>
          <table:table-cell table:formula="of:=[.O11]/[.T11]" office:value-type="float" office:value="0.00000000478698335248886">
            <text:p>4.78698335248886E-009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14348">
            <text:p>0.000014348</text:p>
          </table:table-cell>
          <table:table-cell office:value-type="float" office:value="0.00001332">
            <text:p>0.000013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1]+[.$J$1]" office:value-type="float" office:value="47">
            <text:p>47</text:p>
          </table:table-cell>
          <table:table-cell table:formula="of:=[.J11]+[.$J$1]" office:value-type="float" office:value="51">
            <text:p>51</text:p>
          </table:table-cell>
          <table:table-cell/>
          <table:table-cell table:formula="of:=INDIRECT(CONCATENATE([.L$1];[.$I12]))" office:value-type="float" office:value="32768">
            <text:p>32768</text:p>
          </table:table-cell>
          <table:table-cell/>
          <table:table-cell table:formula="of:=AVERAGE(INDIRECT(CONCATENATE([.N$1];[.$I12];&quot;:&quot;;[.N$1];[.$J12])))" office:value-type="float" office:value="0.002142846">
            <text:p>0.002142846</text:p>
          </table:table-cell>
          <table:table-cell table:formula="of:=AVERAGE(INDIRECT(CONCATENATE([.O$1];[.$I12];&quot;:&quot;;[.O$1];[.$J12])))" office:value-type="float" office:value="0.0006055564">
            <text:p>0.0006055564</text:p>
          </table:table-cell>
          <table:table-cell/>
          <table:table-cell table:formula="of:=[.N12]/[.O12]" office:value-type="float" office:value="3.53863983602518">
            <text:p>3.538639836</text:p>
          </table:table-cell>
          <table:table-cell/>
          <table:table-cell table:style-name="ce2" table:formula="of:=[.$L12] * LOG([.$L12]; 2)" office:value-type="float" office:value="491520">
            <text:p>491520</text:p>
          </table:table-cell>
          <table:table-cell table:style-name="ce2" table:formula="of:=[.$L12] * LOG( LOG([.$L12]; 2); 2)" office:value-type="float" office:value="128020.9910369">
            <text:p>128021</text:p>
          </table:table-cell>
          <table:table-cell/>
          <table:table-cell table:formula="of:=[.N12]/[.S12]" office:value-type="float" office:value="0.00000000435963134765625">
            <text:p>4.35963134765625E-009</text:p>
          </table:table-cell>
          <table:table-cell table:formula="of:=[.O12]/[.T12]" office:value-type="float" office:value="0.0000000047301336686689">
            <text:p>4.7301336686689E-009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14078">
            <text:p>0.000014078</text:p>
          </table:table-cell>
          <table:table-cell office:value-type="float" office:value="0.000012883">
            <text:p>0.00001288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2]+[.$J$1]" office:value-type="float" office:value="52">
            <text:p>52</text:p>
          </table:table-cell>
          <table:table-cell table:formula="of:=[.J12]+[.$J$1]" office:value-type="float" office:value="56">
            <text:p>56</text:p>
          </table:table-cell>
          <table:table-cell/>
          <table:table-cell table:formula="of:=INDIRECT(CONCATENATE([.L$1];[.$I13]))" office:value-type="float" office:value="65536">
            <text:p>65536</text:p>
          </table:table-cell>
          <table:table-cell/>
          <table:table-cell table:formula="of:=AVERAGE(INDIRECT(CONCATENATE([.N$1];[.$I13];&quot;:&quot;;[.N$1];[.$J13])))" office:value-type="float" office:value="0.005403344">
            <text:p>0.005403344</text:p>
          </table:table-cell>
          <table:table-cell table:formula="of:=AVERAGE(INDIRECT(CONCATENATE([.O$1];[.$I13];&quot;:&quot;;[.O$1];[.$J13])))" office:value-type="float" office:value="0.002134734">
            <text:p>0.002134734</text:p>
          </table:table-cell>
          <table:table-cell/>
          <table:table-cell table:formula="of:=[.N13]/[.O13]" office:value-type="float" office:value="2.53115563812634">
            <text:p>2.5311556381</text:p>
          </table:table-cell>
          <table:table-cell/>
          <table:table-cell table:style-name="ce2" table:formula="of:=[.$L13] * LOG([.$L13]; 2)" office:value-type="float" office:value="1048576">
            <text:p>1048576</text:p>
          </table:table-cell>
          <table:table-cell table:style-name="ce2" table:formula="of:=[.$L13] * LOG( LOG([.$L13]; 2); 2)" office:value-type="float" office:value="262144">
            <text:p>262144</text:p>
          </table:table-cell>
          <table:table-cell/>
          <table:table-cell table:formula="of:=[.N13]/[.S13]" office:value-type="float" office:value="0.00000000515303039550781">
            <text:p>5.15303039550781E-009</text:p>
          </table:table-cell>
          <table:table-cell table:formula="of:=[.O13]/[.T13]" office:value-type="float" office:value="0.00000000814336395263672">
            <text:p>8.14336395263672E-009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14065">
            <text:p>0.000014065</text:p>
          </table:table-cell>
          <table:table-cell office:value-type="float" office:value="0.000012896">
            <text:p>0.00001289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3]+[.$J$1]" office:value-type="float" office:value="57">
            <text:p>57</text:p>
          </table:table-cell>
          <table:table-cell table:formula="of:=[.J13]+[.$J$1]" office:value-type="float" office:value="61">
            <text:p>61</text:p>
          </table:table-cell>
          <table:table-cell/>
          <table:table-cell table:formula="of:=INDIRECT(CONCATENATE([.L$1];[.$I14]))" office:value-type="float" office:value="131072">
            <text:p>131072</text:p>
          </table:table-cell>
          <table:table-cell/>
          <table:table-cell table:formula="of:=AVERAGE(INDIRECT(CONCATENATE([.N$1];[.$I14];&quot;:&quot;;[.N$1];[.$J14])))" office:value-type="float" office:value="0.0130455">
            <text:p>0.0130455</text:p>
          </table:table-cell>
          <table:table-cell table:formula="of:=AVERAGE(INDIRECT(CONCATENATE([.O$1];[.$I14];&quot;:&quot;;[.O$1];[.$J14])))" office:value-type="float" office:value="0.004384226">
            <text:p>0.004384226</text:p>
          </table:table-cell>
          <table:table-cell/>
          <table:table-cell table:formula="of:=[.N14]/[.O14]" office:value-type="float" office:value="2.97555372373596">
            <text:p>2.9755537237</text:p>
          </table:table-cell>
          <table:table-cell/>
          <table:table-cell table:style-name="ce2" table:formula="of:=[.$L14] * LOG([.$L14]; 2)" office:value-type="float" office:value="2228224">
            <text:p>2228224</text:p>
          </table:table-cell>
          <table:table-cell table:style-name="ce2" table:formula="of:=[.$L14] * LOG( LOG([.$L14]; 2); 2)" office:value-type="float" office:value="535751.929528364">
            <text:p>535752</text:p>
          </table:table-cell>
          <table:table-cell/>
          <table:table-cell table:formula="of:=[.N14]/[.S14]" office:value-type="float" office:value="0.00000000585466272690717">
            <text:p>5.85466272690717E-009</text:p>
          </table:table-cell>
          <table:table-cell table:formula="of:=[.O14]/[.T14]" office:value-type="float" office:value="0.00000000818331350455339">
            <text:p>8.18331350455339E-009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14087">
            <text:p>0.000014087</text:p>
          </table:table-cell>
          <table:table-cell office:value-type="float" office:value="0.00001311">
            <text:p>0.000013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4]+[.$J$1]" office:value-type="float" office:value="62">
            <text:p>62</text:p>
          </table:table-cell>
          <table:table-cell table:formula="of:=[.J14]+[.$J$1]" office:value-type="float" office:value="66">
            <text:p>66</text:p>
          </table:table-cell>
          <table:table-cell/>
          <table:table-cell table:formula="of:=INDIRECT(CONCATENATE([.L$1];[.$I15]))" office:value-type="float" office:value="262144">
            <text:p>262144</text:p>
          </table:table-cell>
          <table:table-cell/>
          <table:table-cell table:formula="of:=AVERAGE(INDIRECT(CONCATENATE([.N$1];[.$I15];&quot;:&quot;;[.N$1];[.$J15])))" office:value-type="float" office:value="0.03149648">
            <text:p>0.03149648</text:p>
          </table:table-cell>
          <table:table-cell table:formula="of:=AVERAGE(INDIRECT(CONCATENATE([.O$1];[.$I15];&quot;:&quot;;[.O$1];[.$J15])))" office:value-type="float" office:value="0.008641198">
            <text:p>0.008641198</text:p>
          </table:table-cell>
          <table:table-cell/>
          <table:table-cell table:formula="of:=[.N15]/[.O15]" office:value-type="float" office:value="3.64492053069493">
            <text:p>3.6449205307</text:p>
          </table:table-cell>
          <table:table-cell/>
          <table:table-cell table:style-name="ce2" table:formula="of:=[.$L15] * LOG([.$L15]; 2)" office:value-type="float" office:value="4718592">
            <text:p>4718592</text:p>
          </table:table-cell>
          <table:table-cell table:style-name="ce2" table:formula="of:=[.$L15] * LOG( LOG([.$L15]; 2); 2)" office:value-type="float" office:value="1093120.81957809">
            <text:p>1093121</text:p>
          </table:table-cell>
          <table:table-cell/>
          <table:table-cell table:formula="of:=[.N15]/[.S15]" office:value-type="float" office:value="0.00000000667497422960069">
            <text:p>6.67497422960069E-009</text:p>
          </table:table-cell>
          <table:table-cell table:formula="of:=[.O15]/[.T15]" office:value-type="float" office:value="0.00000000790507128327791">
            <text:p>7.90507128327791E-009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13644">
            <text:p>0.000013644</text:p>
          </table:table-cell>
          <table:table-cell office:value-type="float" office:value="0.000012893">
            <text:p>0.00001289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5]+[.$J$1]" office:value-type="float" office:value="67">
            <text:p>67</text:p>
          </table:table-cell>
          <table:table-cell table:formula="of:=[.J15]+[.$J$1]" office:value-type="float" office:value="71">
            <text:p>71</text:p>
          </table:table-cell>
          <table:table-cell/>
          <table:table-cell table:formula="of:=INDIRECT(CONCATENATE([.L$1];[.$I16]))" office:value-type="float" office:value="524288">
            <text:p>524288</text:p>
          </table:table-cell>
          <table:table-cell/>
          <table:table-cell table:formula="of:=AVERAGE(INDIRECT(CONCATENATE([.N$1];[.$I16];&quot;:&quot;;[.N$1];[.$J16])))" office:value-type="float" office:value="0.07864856">
            <text:p>0.07864856</text:p>
          </table:table-cell>
          <table:table-cell table:formula="of:=AVERAGE(INDIRECT(CONCATENATE([.O$1];[.$I16];&quot;:&quot;;[.O$1];[.$J16])))" office:value-type="float" office:value="0.01711646">
            <text:p>0.01711646</text:p>
          </table:table-cell>
          <table:table-cell/>
          <table:table-cell table:formula="of:=[.N16]/[.O16]" office:value-type="float" office:value="4.59490805925992">
            <text:p>4.5949080593</text:p>
          </table:table-cell>
          <table:table-cell/>
          <table:table-cell table:style-name="ce2" table:formula="of:=[.$L16] * LOG([.$L16]; 2)" office:value-type="float" office:value="9961472">
            <text:p>9961472</text:p>
          </table:table-cell>
          <table:table-cell table:style-name="ce2" table:formula="of:=[.$L16] * LOG( LOG([.$L16]; 2); 2)" office:value-type="float" office:value="2227137.42016831">
            <text:p>2227137</text:p>
          </table:table-cell>
          <table:table-cell/>
          <table:table-cell table:formula="of:=[.N16]/[.S16]" office:value-type="float" office:value="0.00000000789527491519326">
            <text:p>7.89527491519326E-009</text:p>
          </table:table-cell>
          <table:table-cell table:formula="of:=[.O16]/[.T16]" office:value-type="float" office:value="0.0000000076854081140204">
            <text:p>7.6854081140204E-009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15821">
            <text:p>0.000015821</text:p>
          </table:table-cell>
          <table:table-cell office:value-type="float" office:value="0.000014537">
            <text:p>0.00001453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6]+[.$J$1]" office:value-type="float" office:value="72">
            <text:p>72</text:p>
          </table:table-cell>
          <table:table-cell table:formula="of:=[.J16]+[.$J$1]" office:value-type="float" office:value="76">
            <text:p>76</text:p>
          </table:table-cell>
          <table:table-cell/>
          <table:table-cell table:formula="of:=INDIRECT(CONCATENATE([.L$1];[.$I17]))" office:value-type="float" office:value="1048576">
            <text:p>1048576</text:p>
          </table:table-cell>
          <table:table-cell/>
          <table:table-cell table:formula="of:=AVERAGE(INDIRECT(CONCATENATE([.N$1];[.$I17];&quot;:&quot;;[.N$1];[.$J17])))" office:value-type="float" office:value="0.1946182">
            <text:p>0.1946182</text:p>
          </table:table-cell>
          <table:table-cell table:formula="of:=AVERAGE(INDIRECT(CONCATENATE([.O$1];[.$I17];&quot;:&quot;;[.O$1];[.$J17])))" office:value-type="float" office:value="0.03392894">
            <text:p>0.03392894</text:p>
          </table:table-cell>
          <table:table-cell/>
          <table:table-cell table:formula="of:=[.N17]/[.O17]" office:value-type="float" office:value="5.73605305677101">
            <text:p>5.7360530568</text:p>
          </table:table-cell>
          <table:table-cell/>
          <table:table-cell table:style-name="ce2" table:formula="of:=[.$L17] * LOG([.$L17]; 2)" office:value-type="float" office:value="20971520">
            <text:p>20971520</text:p>
          </table:table-cell>
          <table:table-cell table:style-name="ce2" table:formula="of:=[.$L17] * LOG( LOG([.$L17]; 2); 2)" office:value-type="float" office:value="4531870.07402461">
            <text:p>4531870</text:p>
          </table:table-cell>
          <table:table-cell/>
          <table:table-cell table:formula="of:=[.N17]/[.S17]" office:value-type="float" office:value="0.00000000928011894226074">
            <text:p>9.28011894226074E-009</text:p>
          </table:table-cell>
          <table:table-cell table:formula="of:=[.O17]/[.T17]" office:value-type="float" office:value="0.00000000748674155388325">
            <text:p>7.48674155388325E-009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12046">
            <text:p>0.000012046</text:p>
          </table:table-cell>
          <table:table-cell office:value-type="float" office:value="0.000009965">
            <text:p>0.00000996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7]+[.$J$1]" office:value-type="float" office:value="77">
            <text:p>77</text:p>
          </table:table-cell>
          <table:table-cell table:formula="of:=[.J17]+[.$J$1]" office:value-type="float" office:value="81">
            <text:p>81</text:p>
          </table:table-cell>
          <table:table-cell/>
          <table:table-cell table:formula="of:=INDIRECT(CONCATENATE([.L$1];[.$I18]))" office:value-type="float" office:value="2097152">
            <text:p>2097152</text:p>
          </table:table-cell>
          <table:table-cell/>
          <table:table-cell table:formula="of:=AVERAGE(INDIRECT(CONCATENATE([.N$1];[.$I18];&quot;:&quot;;[.N$1];[.$J18])))" office:value-type="float" office:value="0.4555824">
            <text:p>0.4555824</text:p>
          </table:table-cell>
          <table:table-cell table:formula="of:=AVERAGE(INDIRECT(CONCATENATE([.O$1];[.$I18];&quot;:&quot;;[.O$1];[.$J18])))" office:value-type="float" office:value="0.06762346">
            <text:p>0.06762346</text:p>
          </table:table-cell>
          <table:table-cell/>
          <table:table-cell table:formula="of:=[.N18]/[.O18]" office:value-type="float" office:value="6.73704658117168">
            <text:p>6.7370465812</text:p>
          </table:table-cell>
          <table:table-cell/>
          <table:table-cell table:style-name="ce2" table:formula="of:=[.$L18] * LOG([.$L18]; 2)" office:value-type="float" office:value="44040192">
            <text:p>44040192</text:p>
          </table:table-cell>
          <table:table-cell table:style-name="ce2" table:formula="of:=[.$L18] * LOG( LOG([.$L18]; 2); 2)" office:value-type="float" office:value="9211357.26781532">
            <text:p>9211357</text:p>
          </table:table-cell>
          <table:table-cell/>
          <table:table-cell table:formula="of:=[.N18]/[.S18]" office:value-type="float" office:value="0.0000000103446960449219">
            <text:p>1.03446960449219E-008</text:p>
          </table:table-cell>
          <table:table-cell table:formula="of:=[.O18]/[.T18]" office:value-type="float" office:value="0.00000000734131334111617">
            <text:p>7.34131334111617E-009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12238">
            <text:p>0.000012238</text:p>
          </table:table-cell>
          <table:table-cell office:value-type="float" office:value="0.000009874">
            <text:p>0.00000987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8]+[.$J$1]" office:value-type="float" office:value="82">
            <text:p>82</text:p>
          </table:table-cell>
          <table:table-cell table:formula="of:=[.J18]+[.$J$1]" office:value-type="float" office:value="86">
            <text:p>86</text:p>
          </table:table-cell>
          <table:table-cell/>
          <table:table-cell table:formula="of:=INDIRECT(CONCATENATE([.L$1];[.$I19]))" office:value-type="float" office:value="4194304">
            <text:p>4194304</text:p>
          </table:table-cell>
          <table:table-cell/>
          <table:table-cell table:formula="of:=AVERAGE(INDIRECT(CONCATENATE([.N$1];[.$I19];&quot;:&quot;;[.N$1];[.$J19])))" office:value-type="float" office:value="1.0209624">
            <text:p>1.0209624</text:p>
          </table:table-cell>
          <table:table-cell table:formula="of:=AVERAGE(INDIRECT(CONCATENATE([.O$1];[.$I19];&quot;:&quot;;[.O$1];[.$J19])))" office:value-type="float" office:value="0.1376878">
            <text:p>0.1376878</text:p>
          </table:table-cell>
          <table:table-cell/>
          <table:table-cell table:formula="of:=[.N19]/[.O19]" office:value-type="float" office:value="7.41505347605235">
            <text:p>7.4150534761</text:p>
          </table:table-cell>
          <table:table-cell/>
          <table:table-cell table:style-name="ce2" table:formula="of:=[.$L19] * LOG([.$L19]; 2)" office:value-type="float" office:value="92274688">
            <text:p>92274688</text:p>
          </table:table-cell>
          <table:table-cell table:style-name="ce2" table:formula="of:=[.$L19] * LOG( LOG([.$L19]; 2); 2)" office:value-type="float" office:value="18704211.8757769">
            <text:p>18704212</text:p>
          </table:table-cell>
          <table:table-cell/>
          <table:table-cell table:formula="of:=[.N19]/[.S19]" office:value-type="float" office:value="0.0000000110643820329146">
            <text:p>1.10643820329146E-008</text:p>
          </table:table-cell>
          <table:table-cell table:formula="of:=[.O19]/[.T19]" office:value-type="float" office:value="0.0000000073613259363424">
            <text:p>7.3613259363424E-009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12154">
            <text:p>0.000012154</text:p>
          </table:table-cell>
          <table:table-cell office:value-type="float" office:value="0.000009903">
            <text:p>0.0000099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9]+[.$J$1]" office:value-type="float" office:value="87">
            <text:p>87</text:p>
          </table:table-cell>
          <table:table-cell table:formula="of:=[.J19]+[.$J$1]" office:value-type="float" office:value="91">
            <text:p>91</text:p>
          </table:table-cell>
          <table:table-cell/>
          <table:table-cell table:formula="of:=INDIRECT(CONCATENATE([.L$1];[.$I20]))" office:value-type="float" office:value="8388608">
            <text:p>8388608</text:p>
          </table:table-cell>
          <table:table-cell/>
          <table:table-cell table:formula="of:=AVERAGE(INDIRECT(CONCATENATE([.N$1];[.$I20];&quot;:&quot;;[.N$1];[.$J20])))" office:value-type="float" office:value="2.529642">
            <text:p>2.529642</text:p>
          </table:table-cell>
          <table:table-cell table:formula="of:=AVERAGE(INDIRECT(CONCATENATE([.O$1];[.$I20];&quot;:&quot;;[.O$1];[.$J20])))" office:value-type="float" office:value="0.2691126">
            <text:p>0.2691126</text:p>
          </table:table-cell>
          <table:table-cell/>
          <table:table-cell table:formula="of:=[.N20]/[.O20]" office:value-type="float" office:value="9.39993891032973">
            <text:p>9.3999389103</text:p>
          </table:table-cell>
          <table:table-cell/>
          <table:table-cell table:style-name="ce2" table:formula="of:=[.$L20] * LOG([.$L20]; 2)" office:value-type="float" office:value="192937984">
            <text:p>192937984</text:p>
          </table:table-cell>
          <table:table-cell table:style-name="ce2" table:formula="of:=[.$L20] * LOG( LOG([.$L20]; 2); 2)" office:value-type="float" office:value="37946388.0130755">
            <text:p>37946388</text:p>
          </table:table-cell>
          <table:table-cell/>
          <table:table-cell table:formula="of:=[.N20]/[.S20]" office:value-type="float" office:value="0.000000013111166332079">
            <text:p>1.3111166332079E-008</text:p>
          </table:table-cell>
          <table:table-cell table:formula="of:=[.O20]/[.T20]" office:value-type="float" office:value="0.00000000709191609771316">
            <text:p>7.09191609771316E-009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12374">
            <text:p>0.000012374</text:p>
          </table:table-cell>
          <table:table-cell office:value-type="float" office:value="0.000009956">
            <text:p>0.00000995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20]+[.$J$1]" office:value-type="float" office:value="92">
            <text:p>92</text:p>
          </table:table-cell>
          <table:table-cell table:formula="of:=[.J20]+[.$J$1]" office:value-type="float" office:value="96">
            <text:p>96</text:p>
          </table:table-cell>
          <table:table-cell/>
          <table:table-cell table:formula="of:=INDIRECT(CONCATENATE([.L$1];[.$I21]))" office:value-type="float" office:value="16777216">
            <text:p>16777216</text:p>
          </table:table-cell>
          <table:table-cell/>
          <table:table-cell table:formula="of:=AVERAGE(INDIRECT(CONCATENATE([.N$1];[.$I21];&quot;:&quot;;[.N$1];[.$J21])))" office:value-type="float" office:value="5.58558">
            <text:p>5.58558</text:p>
          </table:table-cell>
          <table:table-cell table:formula="of:=AVERAGE(INDIRECT(CONCATENATE([.O$1];[.$I21];&quot;:&quot;;[.O$1];[.$J21])))" office:value-type="float" office:value="0.5376878">
            <text:p>0.5376878</text:p>
          </table:table-cell>
          <table:table-cell/>
          <table:table-cell table:formula="of:=[.N21]/[.O21]" office:value-type="float" office:value="10.3881471738805">
            <text:p>10.3881471739</text:p>
          </table:table-cell>
          <table:table-cell/>
          <table:table-cell table:style-name="ce2" table:formula="of:=[.$L21] * LOG([.$L21]; 2)" office:value-type="float" office:value="402653184">
            <text:p>402653184</text:p>
          </table:table-cell>
          <table:table-cell table:style-name="ce2" table:formula="of:=[.$L21] * LOG( LOG([.$L21]; 2); 2)" office:value-type="float" office:value="76922906.226499">
            <text:p>76922906</text:p>
          </table:table-cell>
          <table:table-cell/>
          <table:table-cell table:formula="of:=[.N21]/[.S21]" office:value-type="float" office:value="0.0000000138719379901886">
            <text:p>1.38719379901886E-008</text:p>
          </table:table-cell>
          <table:table-cell table:formula="of:=[.O21]/[.T21]" office:value-type="float" office:value="0.00000000698995691110242">
            <text:p>0.000000007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27429">
            <text:p>0.000027429</text:p>
          </table:table-cell>
          <table:table-cell office:value-type="float" office:value="0.000019633">
            <text:p>0.00001963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21]+[.$J$1]" office:value-type="float" office:value="97">
            <text:p>97</text:p>
          </table:table-cell>
          <table:table-cell table:formula="of:=[.J21]+[.$J$1]" office:value-type="float" office:value="101">
            <text:p>101</text:p>
          </table:table-cell>
          <table:table-cell table:formula="of:=2^25" office:value-type="float" office:value="33554432">
            <text:p>33554432</text:p>
          </table:table-cell>
          <table:table-cell table:formula="of:=INDIRECT(CONCATENATE([.L$1];[.$I22]))" office:value-type="float" office:value="33554432">
            <text:p>33554432</text:p>
          </table:table-cell>
          <table:table-cell/>
          <table:table-cell table:formula="of:=AVERAGE(INDIRECT(CONCATENATE([.N$1];[.$I22];&quot;:&quot;;[.N$1];[.$J22])))" office:value-type="float" office:value="12.11764">
            <text:p>12.11764</text:p>
          </table:table-cell>
          <table:table-cell table:formula="of:=AVERAGE(INDIRECT(CONCATENATE([.O$1];[.$I22];&quot;:&quot;;[.O$1];[.$J22])))" office:value-type="float" office:value="1.075684">
            <text:p>1.075684</text:p>
          </table:table-cell>
          <table:table-cell/>
          <table:table-cell table:formula="of:=[.N22]/[.O22]" office:value-type="float" office:value="11.2650555367562">
            <text:p>11.2650555368</text:p>
          </table:table-cell>
          <table:table-cell/>
          <table:table-cell table:style-name="ce2" table:formula="of:=[.$L22] * LOG([.$L22]; 2)" office:value-type="float" office:value="838860800">
            <text:p>838860800</text:p>
          </table:table-cell>
          <table:table-cell table:style-name="ce2" table:formula="of:=[.$L22] * LOG( LOG([.$L22]; 2); 2)" office:value-type="float" office:value="155821956.737575">
            <text:p>155821957</text:p>
          </table:table-cell>
          <table:table-cell/>
          <table:table-cell table:formula="of:=[.N22]/[.S22]" office:value-type="float" office:value="0.0000000144453525543213">
            <text:p>1.44453525543213E-008</text:p>
          </table:table-cell>
          <table:table-cell table:formula="of:=[.O22]/[.T22]" office:value-type="float" office:value="0.00000000690328900060981">
            <text:p>6.90328900060981E-009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27829">
            <text:p>0.000027829</text:p>
          </table:table-cell>
          <table:table-cell office:value-type="float" office:value="0.000019597">
            <text:p>0.00001959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25441">
            <text:p>0.000025441</text:p>
          </table:table-cell>
          <table:table-cell office:value-type="float" office:value="0.000018435">
            <text:p>0.0000184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36345">
            <text:p>0.000036345</text:p>
          </table:table-cell>
          <table:table-cell office:value-type="float" office:value="0.000018455">
            <text:p>0.0000184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25672">
            <text:p>0.000025672</text:p>
          </table:table-cell>
          <table:table-cell office:value-type="float" office:value="0.000018405">
            <text:p>0.0000184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058442">
            <text:p>0.000058442</text:p>
          </table:table-cell>
          <table:table-cell office:value-type="float" office:value="0.000036686">
            <text:p>0.00003668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058674">
            <text:p>0.000058674</text:p>
          </table:table-cell>
          <table:table-cell office:value-type="float" office:value="0.000036771">
            <text:p>0.00003677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059504">
            <text:p>0.000059504</text:p>
          </table:table-cell>
          <table:table-cell office:value-type="float" office:value="0.000037767">
            <text:p>0.0000377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087386">
            <text:p>0.000087386</text:p>
          </table:table-cell>
          <table:table-cell office:value-type="float" office:value="0.00003906">
            <text:p>0.000039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058376">
            <text:p>0.000058376</text:p>
          </table:table-cell>
          <table:table-cell office:value-type="float" office:value="0.000036846">
            <text:p>0.00003684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129623">
            <text:p>0.000129623</text:p>
          </table:table-cell>
          <table:table-cell office:value-type="float" office:value="0.000072639">
            <text:p>0.00007263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129677">
            <text:p>0.000129677</text:p>
          </table:table-cell>
          <table:table-cell office:value-type="float" office:value="0.000073424">
            <text:p>0.0000734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139853">
            <text:p>0.000139853</text:p>
          </table:table-cell>
          <table:table-cell office:value-type="float" office:value="0.000077295">
            <text:p>0.00007729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130646">
            <text:p>0.000130646</text:p>
          </table:table-cell>
          <table:table-cell office:value-type="float" office:value="0.000072602">
            <text:p>0.00007260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142335">
            <text:p>0.000142335</text:p>
          </table:table-cell>
          <table:table-cell office:value-type="float" office:value="0.000079921">
            <text:p>0.0000799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29649">
            <text:p>0.00029649</text:p>
          </table:table-cell>
          <table:table-cell office:value-type="float" office:value="0.000149809">
            <text:p>0.00014980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313293">
            <text:p>0.000313293</text:p>
          </table:table-cell>
          <table:table-cell office:value-type="float" office:value="0.000154833">
            <text:p>0.0001548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288614">
            <text:p>0.000288614</text:p>
          </table:table-cell>
          <table:table-cell office:value-type="float" office:value="0.000145449">
            <text:p>0.0001454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28732">
            <text:p>0.00028732</text:p>
          </table:table-cell>
          <table:table-cell office:value-type="float" office:value="0.000145318">
            <text:p>0.0001453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288116">
            <text:p>0.000288116</text:p>
          </table:table-cell>
          <table:table-cell office:value-type="float" office:value="0.000145225">
            <text:p>0.0001452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938653">
            <text:p>0.000938653</text:p>
          </table:table-cell>
          <table:table-cell office:value-type="float" office:value="0.00032341">
            <text:p>0.000323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951543">
            <text:p>0.000951543</text:p>
          </table:table-cell>
          <table:table-cell office:value-type="float" office:value="0.000290272">
            <text:p>0.0002902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939008">
            <text:p>0.000939008</text:p>
          </table:table-cell>
          <table:table-cell office:value-type="float" office:value="0.000289945">
            <text:p>0.00028994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908355">
            <text:p>0.000908355</text:p>
          </table:table-cell>
          <table:table-cell office:value-type="float" office:value="0.000290159">
            <text:p>0.0002901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954628">
            <text:p>0.000954628</text:p>
          </table:table-cell>
          <table:table-cell office:value-type="float" office:value="0.000299267">
            <text:p>0.00029926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174345">
            <text:p>0.00174345</text:p>
          </table:table-cell>
          <table:table-cell office:value-type="float" office:value="0.00058406">
            <text:p>0.0005840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220576">
            <text:p>0.00220576</text:p>
          </table:table-cell>
          <table:table-cell office:value-type="float" office:value="0.000580857">
            <text:p>0.00058085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229985">
            <text:p>0.00229985</text:p>
          </table:table-cell>
          <table:table-cell office:value-type="float" office:value="0.0006995">
            <text:p>0.0006995</text:p>
          </table:table-cell>
          <table:table-cell office:value-type="float" office:value="11">
            <text:p>11</text:p>
          </table:table-cell>
          <table:table-cell office:value-type="float" office:value="110">
            <text:p>110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21408">
            <text:p>0.0021408</text:p>
          </table:table-cell>
          <table:table-cell office:value-type="float" office:value="0.000581429">
            <text:p>0.000581429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232437">
            <text:p>0.00232437</text:p>
          </table:table-cell>
          <table:table-cell office:value-type="float" office:value="0.000581936">
            <text:p>0.00058193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553242">
            <text:p>0.00553242</text:p>
          </table:table-cell>
          <table:table-cell office:value-type="float" office:value="0.00230451">
            <text:p>0.00230451</text:p>
          </table:table-cell>
          <table:table-cell office:value-type="float" office:value="1342">
            <text:p>1342</text:p>
          </table:table-cell>
          <table:table-cell office:value-type="float" office:value="1903">
            <text:p>1903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535824">
            <text:p>0.00535824</text:p>
          </table:table-cell>
          <table:table-cell office:value-type="float" office:value="0.00206326">
            <text:p>0.00206326</text:p>
          </table:table-cell>
          <table:table-cell office:value-type="float" office:value="478">
            <text:p>478</text:p>
          </table:table-cell>
          <table:table-cell office:value-type="float" office:value="536">
            <text:p>536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528782">
            <text:p>0.00528782</text:p>
          </table:table-cell>
          <table:table-cell office:value-type="float" office:value="0.00205801">
            <text:p>0.00205801</text:p>
          </table:table-cell>
          <table:table-cell office:value-type="float" office:value="284">
            <text:p>284</text:p>
          </table:table-cell>
          <table:table-cell office:value-type="float" office:value="496">
            <text:p>496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547472">
            <text:p>0.00547472</text:p>
          </table:table-cell>
          <table:table-cell office:value-type="float" office:value="0.00217695">
            <text:p>0.00217695</text:p>
          </table:table-cell>
          <table:table-cell office:value-type="float" office:value="207">
            <text:p>207</text:p>
          </table:table-cell>
          <table:table-cell office:value-type="float" office:value="714">
            <text:p>714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536352">
            <text:p>0.00536352</text:p>
          </table:table-cell>
          <table:table-cell office:value-type="float" office:value="0.00207094">
            <text:p>0.00207094</text:p>
          </table:table-cell>
          <table:table-cell office:value-type="float" office:value="2118">
            <text:p>2118</text:p>
          </table:table-cell>
          <table:table-cell office:value-type="float" office:value="1169">
            <text:p>1169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127259">
            <text:p>0.0127259</text:p>
          </table:table-cell>
          <table:table-cell office:value-type="float" office:value="0.00418018">
            <text:p>0.00418018</text:p>
          </table:table-cell>
          <table:table-cell office:value-type="float" office:value="10777">
            <text:p>10777</text:p>
          </table:table-cell>
          <table:table-cell office:value-type="float" office:value="4614">
            <text:p>4614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12911">
            <text:p>0.012911</text:p>
          </table:table-cell>
          <table:table-cell office:value-type="float" office:value="0.00419622">
            <text:p>0.00419622</text:p>
          </table:table-cell>
          <table:table-cell office:value-type="float" office:value="7539">
            <text:p>7539</text:p>
          </table:table-cell>
          <table:table-cell office:value-type="float" office:value="4330">
            <text:p>4330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140975">
            <text:p>0.0140975</text:p>
          </table:table-cell>
          <table:table-cell office:value-type="float" office:value="0.00477998">
            <text:p>0.00477998</text:p>
          </table:table-cell>
          <table:table-cell office:value-type="float" office:value="17921">
            <text:p>17921</text:p>
          </table:table-cell>
          <table:table-cell office:value-type="float" office:value="6994">
            <text:p>6994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127114">
            <text:p>0.0127114</text:p>
          </table:table-cell>
          <table:table-cell office:value-type="float" office:value="0.00443082">
            <text:p>0.00443082</text:p>
          </table:table-cell>
          <table:table-cell office:value-type="float" office:value="13218">
            <text:p>13218</text:p>
          </table:table-cell>
          <table:table-cell office:value-type="float" office:value="4774">
            <text:p>4774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127817">
            <text:p>0.0127817</text:p>
          </table:table-cell>
          <table:table-cell office:value-type="float" office:value="0.00433393">
            <text:p>0.00433393</text:p>
          </table:table-cell>
          <table:table-cell office:value-type="float" office:value="5392">
            <text:p>5392</text:p>
          </table:table-cell>
          <table:table-cell office:value-type="float" office:value="4142">
            <text:p>4142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312179">
            <text:p>0.0312179</text:p>
          </table:table-cell>
          <table:table-cell office:value-type="float" office:value="0.00854691">
            <text:p>0.00854691</text:p>
          </table:table-cell>
          <table:table-cell office:value-type="float" office:value="25117">
            <text:p>25117</text:p>
          </table:table-cell>
          <table:table-cell office:value-type="float" office:value="9724">
            <text:p>9724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33046">
            <text:p>0.033046</text:p>
          </table:table-cell>
          <table:table-cell office:value-type="float" office:value="0.0088927">
            <text:p>0.0088927</text:p>
          </table:table-cell>
          <table:table-cell office:value-type="float" office:value="25494">
            <text:p>25494</text:p>
          </table:table-cell>
          <table:table-cell office:value-type="float" office:value="9321">
            <text:p>9321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307326">
            <text:p>0.0307326</text:p>
          </table:table-cell>
          <table:table-cell office:value-type="float" office:value="0.00857857">
            <text:p>0.00857857</text:p>
          </table:table-cell>
          <table:table-cell office:value-type="float" office:value="33337">
            <text:p>33337</text:p>
          </table:table-cell>
          <table:table-cell office:value-type="float" office:value="9446">
            <text:p>9446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319074">
            <text:p>0.0319074</text:p>
          </table:table-cell>
          <table:table-cell office:value-type="float" office:value="0.00862283">
            <text:p>0.00862283</text:p>
          </table:table-cell>
          <table:table-cell office:value-type="float" office:value="25771">
            <text:p>25771</text:p>
          </table:table-cell>
          <table:table-cell office:value-type="float" office:value="9548">
            <text:p>9548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305785">
            <text:p>0.0305785</text:p>
          </table:table-cell>
          <table:table-cell office:value-type="float" office:value="0.00856498">
            <text:p>0.00856498</text:p>
          </table:table-cell>
          <table:table-cell office:value-type="float" office:value="23587">
            <text:p>23587</text:p>
          </table:table-cell>
          <table:table-cell office:value-type="float" office:value="9387">
            <text:p>9387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756338">
            <text:p>0.0756338</text:p>
          </table:table-cell>
          <table:table-cell office:value-type="float" office:value="0.0167763">
            <text:p>0.0167763</text:p>
          </table:table-cell>
          <table:table-cell office:value-type="float" office:value="57535">
            <text:p>57535</text:p>
          </table:table-cell>
          <table:table-cell office:value-type="float" office:value="18279">
            <text:p>18279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846669">
            <text:p>0.0846669</text:p>
          </table:table-cell>
          <table:table-cell office:value-type="float" office:value="0.0179759">
            <text:p>0.0179759</text:p>
          </table:table-cell>
          <table:table-cell office:value-type="float" office:value="66475">
            <text:p>66475</text:p>
          </table:table-cell>
          <table:table-cell office:value-type="float" office:value="20473">
            <text:p>20473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822641">
            <text:p>0.0822641</text:p>
          </table:table-cell>
          <table:table-cell office:value-type="float" office:value="0.0173039">
            <text:p>0.0173039</text:p>
          </table:table-cell>
          <table:table-cell office:value-type="float" office:value="72803">
            <text:p>72803</text:p>
          </table:table-cell>
          <table:table-cell office:value-type="float" office:value="18786">
            <text:p>18786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751558">
            <text:p>0.0751558</text:p>
          </table:table-cell>
          <table:table-cell office:value-type="float" office:value="0.0167684">
            <text:p>0.0167684</text:p>
          </table:table-cell>
          <table:table-cell office:value-type="float" office:value="58239">
            <text:p>58239</text:p>
          </table:table-cell>
          <table:table-cell office:value-type="float" office:value="18404">
            <text:p>18404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755222">
            <text:p>0.0755222</text:p>
          </table:table-cell>
          <table:table-cell office:value-type="float" office:value="0.0167578">
            <text:p>0.0167578</text:p>
          </table:table-cell>
          <table:table-cell office:value-type="float" office:value="53667">
            <text:p>53667</text:p>
          </table:table-cell>
          <table:table-cell office:value-type="float" office:value="18299">
            <text:p>18299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180994">
            <text:p>0.180994</text:p>
          </table:table-cell>
          <table:table-cell office:value-type="float" office:value="0.0334811">
            <text:p>0.0334811</text:p>
          </table:table-cell>
          <table:table-cell office:value-type="float" office:value="116040">
            <text:p>116040</text:p>
          </table:table-cell>
          <table:table-cell office:value-type="float" office:value="22312">
            <text:p>22312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198101">
            <text:p>0.198101</text:p>
          </table:table-cell>
          <table:table-cell office:value-type="float" office:value="0.0341224">
            <text:p>0.0341224</text:p>
          </table:table-cell>
          <table:table-cell office:value-type="float" office:value="141296">
            <text:p>141296</text:p>
          </table:table-cell>
          <table:table-cell office:value-type="float" office:value="25224">
            <text:p>25224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219237">
            <text:p>0.219237</text:p>
          </table:table-cell>
          <table:table-cell office:value-type="float" office:value="0.0338964">
            <text:p>0.0338964</text:p>
          </table:table-cell>
          <table:table-cell office:value-type="float" office:value="138115">
            <text:p>138115</text:p>
          </table:table-cell>
          <table:table-cell office:value-type="float" office:value="22984">
            <text:p>22984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194267">
            <text:p>0.194267</text:p>
          </table:table-cell>
          <table:table-cell office:value-type="float" office:value="0.0335583">
            <text:p>0.0335583</text:p>
          </table:table-cell>
          <table:table-cell office:value-type="float" office:value="131852">
            <text:p>131852</text:p>
          </table:table-cell>
          <table:table-cell office:value-type="float" office:value="23343">
            <text:p>23343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180492">
            <text:p>0.180492</text:p>
          </table:table-cell>
          <table:table-cell office:value-type="float" office:value="0.0345865">
            <text:p>0.0345865</text:p>
          </table:table-cell>
          <table:table-cell office:value-type="float" office:value="108436">
            <text:p>108436</text:p>
          </table:table-cell>
          <table:table-cell office:value-type="float" office:value="25383">
            <text:p>25383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489388">
            <text:p>0.489388</text:p>
          </table:table-cell>
          <table:table-cell office:value-type="float" office:value="0.0676313">
            <text:p>0.0676313</text:p>
          </table:table-cell>
          <table:table-cell office:value-type="float" office:value="244195">
            <text:p>244195</text:p>
          </table:table-cell>
          <table:table-cell office:value-type="float" office:value="44921">
            <text:p>44921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449314">
            <text:p>0.449314</text:p>
          </table:table-cell>
          <table:table-cell office:value-type="float" office:value="0.067543">
            <text:p>0.067543</text:p>
          </table:table-cell>
          <table:table-cell office:value-type="float" office:value="217310">
            <text:p>217310</text:p>
          </table:table-cell>
          <table:table-cell office:value-type="float" office:value="44946">
            <text:p>44946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402285">
            <text:p>0.402285</text:p>
          </table:table-cell>
          <table:table-cell office:value-type="float" office:value="0.0667691">
            <text:p>0.0667691</text:p>
          </table:table-cell>
          <table:table-cell office:value-type="float" office:value="279939">
            <text:p>279939</text:p>
          </table:table-cell>
          <table:table-cell office:value-type="float" office:value="44548">
            <text:p>44548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491125">
            <text:p>0.491125</text:p>
          </table:table-cell>
          <table:table-cell office:value-type="float" office:value="0.0671753">
            <text:p>0.0671753</text:p>
          </table:table-cell>
          <table:table-cell office:value-type="float" office:value="243409">
            <text:p>243409</text:p>
          </table:table-cell>
          <table:table-cell office:value-type="float" office:value="45272">
            <text:p>45272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4458">
            <text:p>0.4458</text:p>
          </table:table-cell>
          <table:table-cell office:value-type="float" office:value="0.0689986">
            <text:p>0.0689986</text:p>
          </table:table-cell>
          <table:table-cell office:value-type="float" office:value="218396">
            <text:p>218396</text:p>
          </table:table-cell>
          <table:table-cell office:value-type="float" office:value="48922">
            <text:p>48922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967196">
            <text:p>0.967196</text:p>
          </table:table-cell>
          <table:table-cell office:value-type="float" office:value="0.140999">
            <text:p>0.140999</text:p>
          </table:table-cell>
          <table:table-cell office:value-type="float" office:value="487344">
            <text:p>487344</text:p>
          </table:table-cell>
          <table:table-cell office:value-type="float" office:value="93478">
            <text:p>93478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910726">
            <text:p>0.910726</text:p>
          </table:table-cell>
          <table:table-cell office:value-type="float" office:value="0.139806">
            <text:p>0.139806</text:p>
          </table:table-cell>
          <table:table-cell office:value-type="float" office:value="436907">
            <text:p>436907</text:p>
          </table:table-cell>
          <table:table-cell office:value-type="float" office:value="82538">
            <text:p>82538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1.00795">
            <text:p>1.00795</text:p>
          </table:table-cell>
          <table:table-cell office:value-type="float" office:value="0.136076">
            <text:p>0.136076</text:p>
          </table:table-cell>
          <table:table-cell office:value-type="float" office:value="546248">
            <text:p>546248</text:p>
          </table:table-cell>
          <table:table-cell office:value-type="float" office:value="86273">
            <text:p>86273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1.18334">
            <text:p>1.18334</text:p>
          </table:table-cell>
          <table:table-cell office:value-type="float" office:value="0.137102">
            <text:p>0.137102</text:p>
          </table:table-cell>
          <table:table-cell office:value-type="float" office:value="465355">
            <text:p>465355</text:p>
          </table:table-cell>
          <table:table-cell office:value-type="float" office:value="83128">
            <text:p>83128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1.0356">
            <text:p>1.0356</text:p>
          </table:table-cell>
          <table:table-cell office:value-type="float" office:value="0.134456">
            <text:p>0.134456</text:p>
          </table:table-cell>
          <table:table-cell office:value-type="float" office:value="489383">
            <text:p>489383</text:p>
          </table:table-cell>
          <table:table-cell office:value-type="float" office:value="84584">
            <text:p>84584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2.67098">
            <text:p>2.67098</text:p>
          </table:table-cell>
          <table:table-cell office:value-type="float" office:value="0.268347">
            <text:p>0.268347</text:p>
          </table:table-cell>
          <table:table-cell office:value-type="float" office:value="1237180">
            <text:p>1237180</text:p>
          </table:table-cell>
          <table:table-cell office:value-type="float" office:value="161170">
            <text:p>161170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2.49469">
            <text:p>2.49469</text:p>
          </table:table-cell>
          <table:table-cell office:value-type="float" office:value="0.270032">
            <text:p>0.270032</text:p>
          </table:table-cell>
          <table:table-cell office:value-type="float" office:value="899184">
            <text:p>899184</text:p>
          </table:table-cell>
          <table:table-cell office:value-type="float" office:value="166751">
            <text:p>166751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2.37406">
            <text:p>2.37406</text:p>
          </table:table-cell>
          <table:table-cell office:value-type="float" office:value="0.269423">
            <text:p>0.269423</text:p>
          </table:table-cell>
          <table:table-cell office:value-type="float" office:value="919291">
            <text:p>919291</text:p>
          </table:table-cell>
          <table:table-cell office:value-type="float" office:value="165033">
            <text:p>165033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2.66957">
            <text:p>2.66957</text:p>
          </table:table-cell>
          <table:table-cell office:value-type="float" office:value="0.2686">
            <text:p>0.2686</text:p>
          </table:table-cell>
          <table:table-cell office:value-type="float" office:value="713292">
            <text:p>713292</text:p>
          </table:table-cell>
          <table:table-cell office:value-type="float" office:value="166601">
            <text:p>166601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2.43891">
            <text:p>2.43891</text:p>
          </table:table-cell>
          <table:table-cell office:value-type="float" office:value="0.269161">
            <text:p>0.269161</text:p>
          </table:table-cell>
          <table:table-cell office:value-type="float" office:value="662303">
            <text:p>662303</text:p>
          </table:table-cell>
          <table:table-cell office:value-type="float" office:value="168979">
            <text:p>168979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5.91664">
            <text:p>5.91664</text:p>
          </table:table-cell>
          <table:table-cell office:value-type="float" office:value="0.539905">
            <text:p>0.539905</text:p>
          </table:table-cell>
          <table:table-cell office:value-type="float" office:value="2260020">
            <text:p>2260020</text:p>
          </table:table-cell>
          <table:table-cell office:value-type="float" office:value="204880">
            <text:p>204880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5.51264">
            <text:p>5.51264</text:p>
          </table:table-cell>
          <table:table-cell office:value-type="float" office:value="0.536191">
            <text:p>0.536191</text:p>
          </table:table-cell>
          <table:table-cell office:value-type="float" office:value="2237910">
            <text:p>2237910</text:p>
          </table:table-cell>
          <table:table-cell office:value-type="float" office:value="202957">
            <text:p>202957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5.35173">
            <text:p>5.35173</text:p>
          </table:table-cell>
          <table:table-cell office:value-type="float" office:value="0.53853">
            <text:p>0.53853</text:p>
          </table:table-cell>
          <table:table-cell office:value-type="float" office:value="2311970">
            <text:p>2311970</text:p>
          </table:table-cell>
          <table:table-cell office:value-type="float" office:value="214294">
            <text:p>214294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5.63077">
            <text:p>5.63077</text:p>
          </table:table-cell>
          <table:table-cell office:value-type="float" office:value="0.537065">
            <text:p>0.537065</text:p>
          </table:table-cell>
          <table:table-cell office:value-type="float" office:value="2097780">
            <text:p>2097780</text:p>
          </table:table-cell>
          <table:table-cell office:value-type="float" office:value="202338">
            <text:p>202338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5.51612">
            <text:p>5.51612</text:p>
          </table:table-cell>
          <table:table-cell office:value-type="float" office:value="0.536748">
            <text:p>0.536748</text:p>
          </table:table-cell>
          <table:table-cell office:value-type="float" office:value="2027080">
            <text:p>2027080</text:p>
          </table:table-cell>
          <table:table-cell office:value-type="float" office:value="207263">
            <text:p>207263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12.5563">
            <text:p>12.5563</text:p>
          </table:table-cell>
          <table:table-cell office:value-type="float" office:value="1.07596">
            <text:p>1.07596</text:p>
          </table:table-cell>
          <table:table-cell office:value-type="float" office:value="3691710">
            <text:p>3691710</text:p>
          </table:table-cell>
          <table:table-cell office:value-type="float" office:value="419105">
            <text:p>419105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11.6339">
            <text:p>11.6339</text:p>
          </table:table-cell>
          <table:table-cell office:value-type="float" office:value="1.0769">
            <text:p>1.0769</text:p>
          </table:table-cell>
          <table:table-cell office:value-type="float" office:value="3638810">
            <text:p>3638810</text:p>
          </table:table-cell>
          <table:table-cell office:value-type="float" office:value="419533">
            <text:p>419533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11.7978">
            <text:p>11.7978</text:p>
          </table:table-cell>
          <table:table-cell office:value-type="float" office:value="1.07302">
            <text:p>1.07302</text:p>
          </table:table-cell>
          <table:table-cell office:value-type="float" office:value="3662890">
            <text:p>3662890</text:p>
          </table:table-cell>
          <table:table-cell office:value-type="float" office:value="409071">
            <text:p>409071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12.044">
            <text:p>12.044</text:p>
          </table:table-cell>
          <table:table-cell office:value-type="float" office:value="1.0737">
            <text:p>1.0737</text:p>
          </table:table-cell>
          <table:table-cell office:value-type="float" office:value="3585240">
            <text:p>3585240</text:p>
          </table:table-cell>
          <table:table-cell office:value-type="float" office:value="410923">
            <text:p>410923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12.5562">
            <text:p>12.5562</text:p>
          </table:table-cell>
          <table:table-cell office:value-type="float" office:value="1.07884">
            <text:p>1.07884</text:p>
          </table:table-cell>
          <table:table-cell office:value-type="float" office:value="3729620">
            <text:p>3729620</text:p>
          </table:table-cell>
          <table:table-cell office:value-type="float" office:value="415700">
            <text:p>415700</text:p>
          </table:table-cell>
          <table:table-cell office:value-type="string">
            <text:p><text:s/></text:p>
          </table:table-cell>
          <table:table-cell table:number-columns-repeated="17"/>
        </table:table-row>
        <table:table-row table:style-name="ro2" table:number-rows-repeated="1048474">
          <table:table-cell table:number-columns-repeated="23"/>
        </table:table-row>
        <table:table-row table:style-name="ro2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2">00/00/0000</text:date>, <text:time style:data-style-name="N2" text:time-value="0000-00-00T13:53: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2T14:25:09</dc:date>
    <dc:creator>lightmind </dc:creator>
    <meta:generator>LibreOffice/4.0.2.2$Linux_x86 LibreOffice_project/400m0$Build-2</meta:generator>
    <meta:editing-duration>P0D</meta:editing-duration>
    <meta:editing-cycles>1</meta:editing-cycles>
    <meta:document-statistic meta:table-count="1" meta:cell-count="8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41cm" svg:y="0.315cm" chart:style-name="ch2">
          <text:p>Red Black trees - Insertion</text:p>
        </chart:title>
        <chart:subtitle svg:x="5.481cm" svg:y="1.296cm" chart:style-name="ch3">
          <text:p>measured vs amortized time</text:p>
        </chart:subtitle>
        <chart:legend chart:legend-position="end" svg:x="13.634cm" svg:y="4.203cm" style:legend-expansion="high" chart:style-name="ch4"/>
        <chart:plot-area chart:style-name="ch5" table:cell-range-address="Sheet1.L2:Sheet1.L22 Sheet1.V2:Sheet1.V22" chart:data-source-has-labels="both" svg:x="0.77cm" svg:y="2.335cm" svg:width="12.225cm" svg:height="5.507cm">
          <chartooo:coordinate-region svg:x="2.959cm" svg:y="2.532cm" svg:width="9.896cm" svg:height="3.351cm"/>
          <chart:axis chart:dimension="x" chart:name="primary-x" chart:style-name="ch6" chartooo:axis-type="auto">
            <chartooo:date-scale/>
            <chart:title svg:x="6.17cm" svg:y="8.023cm" chart:style-name="ch7">
              <text:p>elements</text:p>
            </chart:title>
            <chart:categories table:cell-range-address="Sheet1.L3:Sheet1.L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V3:Sheet1.V22" chart:label-cell-address="Sheet1.V2:Sheet1.V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/nlgn</text:p>
                <draw:g>
                  <svg:desc>Sheet1.V2:Sheet1.V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0.0000000079046875">
                <text:p>0.0000000079046875</text:p>
                <draw:g>
                  <svg:desc>Sheet1.V3:Sheet1.V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0671138392857143">
                <text:p>0.0000000067113839285714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068576171875">
                <text:p>0.000000006857617187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0280525173611111">
                <text:p>0.0000000028052517361111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2787421875">
                <text:p>0.0000000027874218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286205610795455">
                <text:p>0.0000000028620561079545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273492024739583">
                <text:p>0.00000000273492024739583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276786545973558">
                <text:p>0.0000000027678654597355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409126238141741">
                <text:p>0.00000000409126238141741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0435963134765625">
                <text:p>0.00000000435963134765625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0515303039550781">
                <text:p>0.00000000515303039550781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0585466272690717">
                <text:p>0.0000000058546627269071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0667497422960069">
                <text:p>0.00000000667497422960069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0789527491519326">
                <text:p>0.00000000789527491519326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0928011894226074">
                <text:p>0.00000000928011894226074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103446960449219">
                <text:p>0.0000000103446960449219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110643820329146">
                <text:p>0.0000000110643820329146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13111166332079">
                <text:p>0.000000013111166332079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38719379901886">
                <text:p>0.0000000138719379901886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144453525543213">
                <text:p>0.00000001444535255432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